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9cm" svg:height="8.999cm" svg:x="20.656cm" svg:y="12.744cm">
            <draw:object draw:notify-on-update-of-ranges="Sheet1.G29:Sheet1.G31 Sheet1.H29:Sheet1.H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10uf/25V/0603</text:p>
          </table:table-cell>
          <table:table-cell office:value-type="float" office:value="0.014" calcext:value-type="float">
            <text:p>0.014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0uF/25V/0805</text:p>
          </table:table-cell>
          <table:table-cell office:value-type="float" office:value="0.0061" calcext:value-type="float">
            <text:p>0.0061</text:p>
          </table:table-cell>
          <table:table-cell table:formula="of:=[.D6]*4" office:value-type="float" office:value="0.0244" calcext:value-type="float">
            <text:p>0.02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10uF/50V/0805</text:p>
          </table:table-cell>
          <table:table-cell office:value-type="float" office:value="0.09" calcext:value-type="float">
            <text:p>0.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0uF/50V/1206</text:p>
          </table:table-cell>
          <table:table-cell office:value-type="float" office:value="0.034" calcext:value-type="float">
            <text:p>0.034</text:p>
          </table:table-cell>
          <table:table-cell/>
          <table:table-cell office:value-type="string" calcext:value-type="string">
            <text:p>&lt;&lt;&lt; this is the right choice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22uF/0805/6.3V</text:p>
          </table:table-cell>
          <table:table-cell office:value-type="float" office:value="0.0066" calcext:value-type="float">
            <text:p>0.006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0uF/0805/6.3V</text:p>
          </table:table-cell>
          <table:table-cell office:value-type="float" office:value="0.0048" calcext:value-type="float">
            <text:p>0.004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10uF/0603/6.3V</text:p>
          </table:table-cell>
          <table:table-cell office:value-type="float" office:value="0.0033" calcext:value-type="float">
            <text:p>0.0033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if caps are 10 times cheaper, but you need to get over $3… to break even on adding a bom line.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etup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even without the 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so, need to order at least n to break even..</text:p>
          </table:table-cell>
          <table:table-cell table:number-columns-repeated="2"/>
        </table:table-row>
        <table:table-row table:style-name="ro1">
          <table:table-cell table:number-columns-repeated="5"/>
          <table:table-cell table:formula="of:=3/[.D12]" office:value-type="float" office:value="909.090909090909" calcext:value-type="float">
            <text:p>909.0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’m not ordering 900 boards, I should bom hack</text:p>
          </table:table-cell>
          <table:table-cell table:number-columns-repeated="2"/>
        </table:table-row>
        <table:table-row table:style-name="ro1" table:number-rows-repeated="10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lu caps are</text:p>
          </table:table-cell>
          <table:table-cell office:value-type="string" calcext:value-type="string">
            <text:p>6c each but extended</text:p>
          </table:table-cell>
          <table:table-cell table:number-columns-repeated="2"/>
          <table:table-cell table:style-name="ce1" office:value-type="float" office:value="100000" calcext:value-type="float">
            <text:p>1.00E+05</text:p>
          </table:table-cell>
          <table:table-cell office:value-type="float" office:value="9.7" calcext:value-type="float">
            <text:p>9.7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06 6.3V mlcc are </text:p>
          </table:table-cell>
          <table:table-cell office:value-type="string" calcext:value-type="string">
            <text:p>6c ech but basic</text:p>
          </table:table-cell>
          <table:table-cell table:number-columns-repeated="2"/>
          <table:table-cell table:style-name="ce1" office:value-type="float" office:value="200000" calcext:value-type="float">
            <text:p>2.00E+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6"/>
          <table:table-cell table:style-name="ce1" office:value-type="float" office:value="500000" calcext:value-type="float">
            <text:p>5.00E+05</text:p>
          </table:table-cell>
          <table:table-cell office:value-type="float" office:value="18" calcext:value-type="float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8T21:34:09.651031996</meta:creation-date>
    <dc:date>2022-10-10T15:14:42.626099862</dc:date>
    <meta:editing-duration>P1DT53M20S</meta:editing-duration>
    <meta:editing-cycles>1</meta:editing-cycles>
    <meta:generator>LibreOffice/7.3.6.2$Linux_X86_64 LibreOffice_project/30$Build-2</meta:generator>
    <meta:document-statistic meta:table-count="1" meta:cell-count="3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21cm" svg:y="3.952cm" style:legend-expansion="high" chart:style-name="ch2"/>
        <chart:plot-area chart:style-name="ch3" table:cell-range-address="Sheet1.G29:Sheet1.H31" svg:x="0.32cm" svg:y="0.18cm" svg:width="12.481cm" svg:height="8.64cm">
          <chart:coordinate-region svg:x="1.682cm" svg:y="0.379cm" svg:width="11.02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G29:Sheet1.G31" chart:class="chart:line">
            <chart:data-point chart:repeated="3"/>
          </chart:series>
          <chart:series chart:style-name="ch7" chart:values-cell-range-address="Sheet1.H29:Sheet1.H31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">
                <text:p>100000</text:p>
                <draw:g>
                  <svg:desc>Sheet1.G29:Sheet1.G31</svg:desc>
                </draw:g>
              </table:table-cell>
              <table:table-cell office:value-type="float" office:value="9.7">
                <text:p>9.7</text:p>
                <draw:g>
                  <svg:desc>Sheet1.H29:Sheet1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00">
                <text:p>20000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0000">
                <text:p>500000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6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